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ourier New" svg:font-family="'Courier New', Courier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line-height-at-least="0.582cm"/>
    </style:style>
    <style:style style:name="P2" style:family="paragraph" style:parent-style-name="Text_20_body">
      <style:paragraph-properties fo:margin-top="0cm" fo:margin-bottom="0cm" style:line-height-at-least="0.582cm"/>
      <style:text-properties fo:font-variant="normal" fo:text-transform="none" fo:color="#333333" fo:font-size="10.5pt" fo:letter-spacing="normal" fo:font-style="normal" fo:font-weight="normal" style:font-size-asian="10.5pt" style:font-style-asian="normal" style:font-weight-asian="normal"/>
    </style:style>
    <style:style style:name="P3" style:family="paragraph" style:parent-style-name="Text_20_body">
      <style:paragraph-properties fo:margin-top="0cm" fo:margin-bottom="0cm" style:line-height-at-least="0.582cm"/>
      <style:text-properties fo:font-variant="normal" fo:text-transform="none" fo:color="#333333" fo:font-size="10.5pt" fo:letter-spacing="normal" fo:font-style="normal" fo:font-weight="normal" style:font-name-asian="Lucida Sans Unicode" style:font-size-asian="10.5pt" style:font-style-asian="normal" style:font-weight-asian="normal"/>
    </style:style>
    <style:style style:name="P4" style:family="paragraph" style:parent-style-name="Text_20_body">
      <style:paragraph-properties fo:margin-top="0cm" fo:margin-bottom="0cm" style:line-height-at-least="0.582cm"/>
      <style:text-properties fo:font-variant="normal" fo:text-transform="none" fo:color="#333333" fo:font-size="10.5pt" fo:letter-spacing="normal" fo:font-style="normal" fo:font-weight="bold" style:font-size-asian="10.5pt" style:font-style-asian="normal" style:font-weight-asian="bold" style:font-weight-complex="bold"/>
    </style:style>
    <style:style style:name="P5" style:family="paragraph" style:parent-style-name="Text_20_body">
      <style:paragraph-properties fo:margin-top="0cm" fo:margin-bottom="0cm" style:line-height-at-least="0.582cm"/>
      <style:text-properties fo:font-variant="normal" fo:text-transform="none" fo:color="#333333" style:font-name="Lucida Sans Unicode" fo:font-size="10.5pt" fo:letter-spacing="normal" fo:font-style="normal" fo:font-weight="normal" style:font-name-asian="Lucida Sans Unicode" style:font-size-asian="10.5pt" style:font-style-asian="normal" style:font-weight-asian="normal" style:font-name-complex="Lucida Sans Unicode"/>
    </style:style>
    <style:style style:name="P6" style:family="paragraph" style:parent-style-name="Text_20_body">
      <style:paragraph-properties fo:margin-top="0cm" fo:margin-bottom="0cm" style:line-height-at-least="0.582cm"/>
      <style:text-properties fo:font-size="10.5pt" fo:font-weight="normal" style:font-size-asian="10.5pt" style:font-weight-asian="normal"/>
    </style:style>
    <style:style style:name="P7" style:family="paragraph" style:parent-style-name="Preformatted_20_Text">
      <style:paragraph-properties fo:background-color="#edf1ff" fo:padding="0.035cm" fo:border="0.11pt solid #c0c0c0">
        <style:background-image/>
      </style:paragraph-properties>
    </style:style>
    <style:style style:name="P8" style:family="paragraph" style:parent-style-name="Preformatted_20_Text">
      <style:paragraph-properties fo:background-color="#edf1ff" fo:padding="0.035cm" fo:border="0.11pt solid #c0c0c0">
        <style:background-image/>
      </style:paragraph-properties>
      <style:text-properties fo:font-variant="normal" fo:text-transform="none" fo:color="#333333" style:font-name="Courier New" fo:font-size="10.5pt" fo:letter-spacing="normal" fo:font-style="normal" fo:font-weight="normal" style:font-size-asian="10.5pt" style:font-style-asian="normal" style:font-weight-asian="normal" style:font-name-complex="Courier New"/>
    </style:style>
    <style:style style:name="P9" style:family="paragraph" style:parent-style-name="Preformatted_20_Text">
      <style:paragraph-properties fo:background-color="#edf1ff" fo:padding="0.035cm" fo:border="0.11pt solid #c0c0c0">
        <style:background-image/>
      </style:paragraph-properties>
      <style:text-properties fo:font-variant="normal" fo:text-transform="none" fo:color="#333333" fo:letter-spacing="normal"/>
    </style:style>
    <style:style style:name="P10" style:family="paragraph" style:parent-style-name="Preformatted_20_Text">
      <style:paragraph-properties fo:background-color="#edf1ff" fo:padding="0.035cm" fo:border="0.11pt solid #c0c0c0">
        <style:background-image/>
      </style:paragraph-properties>
      <style:text-properties fo:font-variant="normal" fo:text-transform="none" fo:color="#333333" fo:font-size="10.5pt" fo:letter-spacing="normal" fo:font-style="normal" fo:font-weight="normal" style:font-size-asian="10.5pt" style:font-style-asian="normal" style:font-weight-asian="normal"/>
    </style:style>
    <style:style style:name="P11" style:family="paragraph" style:parent-style-name="Preformatted_20_Text">
      <style:paragraph-properties fo:margin-top="0cm" fo:margin-bottom="0.499cm" fo:background-color="#edf1ff" fo:padding="0.035cm" fo:border="0.11pt solid #c0c0c0">
        <style:background-image/>
      </style:paragraph-properties>
      <style:text-properties fo:font-variant="normal" fo:text-transform="none" fo:color="#333333" style:font-name="Courier New" fo:font-size="10.5pt" fo:letter-spacing="normal" fo:font-style="normal" fo:font-weight="normal" style:font-size-asian="10.5pt" style:font-style-asian="normal" style:font-weight-asian="normal" style:font-name-complex="Courier New"/>
    </style:style>
    <style:style style:name="P12" style:family="paragraph" style:parent-style-name="Preformatted_20_Text">
      <style:paragraph-properties fo:margin-top="0cm" fo:margin-bottom="0.499cm" fo:background-color="#edf1ff" fo:padding="0.035cm" fo:border="0.11pt solid #c0c0c0">
        <style:background-image/>
      </style:paragraph-properties>
      <style:text-properties fo:font-variant="normal" fo:text-transform="none" fo:color="#333333" fo:letter-spacing="normal"/>
    </style:style>
    <style:style style:name="P13" style:family="paragraph" style:parent-style-name="Text_20_body">
      <style:paragraph-properties fo:margin-left="0cm" fo:margin-right="0cm" style:line-height-at-least="0.582cm" fo:text-indent="0cm" style:auto-text-indent="false"/>
    </style:style>
    <style:style style:name="P14" style:family="paragraph" style:parent-style-name="Text_20_body">
      <style:paragraph-properties fo:margin-left="0cm" fo:margin-right="0cm" fo:line-height="100%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 style:master-page-name="Standard">
      <style:paragraph-properties fo:margin-top="0cm" fo:margin-bottom="0cm" style:line-height-at-least="0.582cm" style:page-number="auto"/>
      <style:text-properties fo:font-variant="normal" fo:text-transform="none" fo:color="#333333" fo:font-size="10.5pt" fo:letter-spacing="normal" fo:font-style="normal" fo:font-weight="normal" style:font-size-asian="10.5pt" style:font-style-asian="normal" style:font-weight-asian="normal"/>
    </style:style>
    <style:style style:name="P16" style:family="paragraph" style:parent-style-name="Text_20_body" style:list-style-name="L1">
      <style:paragraph-properties fo:margin-left="0cm" fo:margin-right="0cm" style:line-height-at-least="0.582cm" fo:text-indent="0cm" style:auto-text-indent="false"/>
    </style:style>
    <style:style style:name="P17" style:family="paragraph" style:parent-style-name="Text_20_body" style:list-style-name="L2">
      <style:paragraph-properties fo:margin-left="0cm" fo:margin-right="0cm" style:line-height-at-least="0.582cm" fo:text-indent="0cm" style:auto-text-indent="false"/>
    </style:style>
    <style:style style:name="P18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P19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P20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P21" style:family="paragraph" style:parent-style-name="Text_20_body" style:list-style-name="L3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P22" style:family="paragraph" style:parent-style-name="Text_20_body" style:list-style-name="L4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P23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style-complex="normal" style:font-weight-complex="bold"/>
    </style:style>
    <style:style style:name="P24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language="en" fo:country="none" fo:font-style="normal" style:font-style-asian="normal" style:font-name-complex="Lucida Sans Unicode"/>
    </style:style>
    <style:style style:name="P25" style:family="paragraph" style:parent-style-name="Text_20_body" style:list-style-name="L2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language="en" fo:country="none" fo:font-style="normal" style:font-style-asian="normal" style:font-name-complex="Lucida Sans Unicode"/>
    </style:style>
    <style:style style:name="P26" style:family="paragraph" style:parent-style-name="Text_20_body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italic" fo:font-weight="bold" style:font-style-asian="italic" style:font-weight-asian="bold" style:font-name-complex="Lucida Sans Unicode" style:font-style-complex="italic" style:font-weight-complex="bold"/>
    </style:style>
    <style:style style:name="P27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333333" style:font-name="Lucida Sans Unicode" fo:font-size="10pt" fo:letter-spacing="normal" fo:font-style="normal" style:font-size-asian="10pt" style:font-style-asian="normal" style:font-name-complex="Lucida Sans Unicode" style:font-size-complex="10pt"/>
    </style:style>
    <style:style style:name="P28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333333" style:font-name="Lucida Sans Unicode" fo:font-size="10pt" fo:letter-spacing="normal" fo:font-style="normal" fo:font-weight="normal" style:font-size-asian="10pt" style:font-style-asian="normal" style:font-weight-asian="normal" style:font-name-complex="Lucida Sans Unicode" style:font-size-complex="10pt" style:font-weight-complex="normal"/>
    </style:style>
    <style:style style:name="P29" style:family="paragraph" style:parent-style-name="Heading_20_1">
      <style:paragraph-properties fo:margin-left="0cm" fo:margin-right="0cm" style:line-height-at-least="0.582cm" fo:text-indent="0cm" style:auto-text-indent="false"/>
      <style:text-properties fo:font-variant="normal" fo:text-transform="none" fo:color="#333333" fo:letter-spacing="normal" fo:font-style="normal" style:font-style-asian="normal"/>
    </style:style>
    <style:style style:name="P30" style:family="paragraph" style:parent-style-name="Heading_20_1">
      <style:paragraph-properties fo:margin-left="0cm" fo:margin-right="0cm" style:line-height-at-least="0.582cm" fo:text-indent="0cm" style:auto-text-indent="false"/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P31" style:family="paragraph" style:parent-style-name="Heading_20_2">
      <style:paragraph-properties fo:margin-left="0cm" fo:margin-right="0cm" style:line-height-at-least="0.582cm" fo:text-indent="0cm" style:auto-text-indent="false"/>
      <style:text-properties fo:font-variant="normal" fo:text-transform="none" fo:color="#333333" fo:letter-spacing="normal" fo:font-style="normal" style:font-name-asian="Lucida Sans Unicode" style:font-style-asian="normal"/>
    </style:style>
    <style:style style:name="P32" style:family="paragraph" style:parent-style-name="Heading_20_2">
      <style:paragraph-properties fo:margin-left="0cm" fo:margin-right="0cm" style:line-height-at-least="0.582cm" fo:text-indent="0cm" style:auto-text-indent="false"/>
      <style:text-properties fo:font-variant="normal" fo:text-transform="none" fo:color="#333333" fo:letter-spacing="normal" fo:font-style="normal" style:font-style-asian="normal"/>
    </style:style>
    <style:style style:name="T1" style:family="text">
      <style:text-properties style:font-name="Lucida Sans Unicode" style:font-name-complex="Lucida Sans Unicode"/>
    </style:style>
    <style:style style:name="T2" style:family="text">
      <style:text-properties style:font-name-asian="Lucida Sans Unicode"/>
    </style:style>
    <style:style style:name="T3" style:family="text">
      <style:text-properties style:font-name-asian="Liberation Serif1" style:font-name-complex="Liberation Serif1"/>
    </style:style>
    <style:style style:name="T4" style:family="text">
      <style:text-properties fo:font-variant="normal" fo:text-transform="none" fo:color="#333333" style:font-name="Lucida Sans Unicode" fo:letter-spacing="normal" fo:font-style="normal" style:font-style-asian="normal" style:font-name-complex="Lucida Sans Unicode"/>
    </style:style>
    <style:style style:name="T5" style:family="text">
      <style:text-properties fo:font-variant="normal" fo:text-transform="none" fo:color="#333333" style:font-name="Lucida Sans Unicode" fo:letter-spacing="normal" fo:font-style="normal" fo:font-weight="bold" style:font-style-asian="normal" style:font-weight-asian="bold" style:font-name-complex="Lucida Sans Unicode" style:font-weight-complex="bold"/>
    </style:style>
    <style:style style:name="T6" style:family="text">
      <style:text-properties fo:font-variant="normal" fo:text-transform="none" fo:color="#333333" style:font-name="Lucida Sans Unicode" fo:letter-spacing="normal" fo:language="en" fo:country="none" fo:font-style="normal" style:font-style-asian="normal" style:font-name-complex="Lucida Sans Unicode"/>
    </style:style>
    <style:style style:name="T7" style:family="text">
      <style:text-properties fo:font-variant="normal" fo:text-transform="none" fo:color="#333333" style:font-name="Lucida Sans Unicode" fo:letter-spacing="normal" fo:language="en" fo:country="none" fo:font-style="normal" fo:font-weight="bold" style:font-style-asian="normal" style:font-weight-asian="bold" style:font-name-complex="Lucida Sans Unicode" style:font-weight-complex="bold"/>
    </style:style>
    <style:style style:name="T8" style:family="text">
      <style:text-properties fo:font-variant="normal" fo:text-transform="none" fo:color="#333333" style:font-name="Lucida Sans Unicode" fo:letter-spacing="normal" fo:language="en" fo:country="none" fo:font-style="normal" fo:font-weight="normal" style:font-style-asian="normal" style:font-weight-asian="normal" style:font-name-complex="Lucida Sans Unicode" style:font-weight-complex="normal"/>
    </style:style>
    <style:style style:name="T9" style:family="text">
      <style:text-properties fo:font-variant="normal" fo:text-transform="none" fo:color="#333333" style:font-name="Lucida Sans Unicode" fo:font-size="10.5pt" fo:letter-spacing="normal" fo:font-style="normal" fo:font-weight="normal" style:font-size-asian="10.5pt" style:font-style-asian="normal" style:font-weight-asian="normal" style:font-name-complex="Lucida Sans Unicode"/>
    </style:style>
    <style:style style:name="T10" style:family="text">
      <style:text-properties fo:font-variant="normal" fo:text-transform="none" fo:color="#333333" fo:font-size="10.5pt" fo:letter-spacing="normal" fo:font-style="normal" fo:font-weight="normal" style:font-name-asian="Lucida Sans Unicode" style:font-size-asian="10.5pt" style:font-style-asian="normal" style:font-weight-asian="normal"/>
    </style:style>
    <style:style style:name="T11" style:family="text">
      <style:text-properties fo:font-variant="normal" fo:text-transform="none" fo:color="#333333" fo:font-size="10.5pt" fo:letter-spacing="normal" fo:font-style="normal" fo:font-weight="normal" style:font-name-asian="Liberation Serif1" style:font-size-asian="10.5pt" style:font-style-asian="normal" style:font-weight-asian="normal" style:font-name-complex="Liberation Serif1"/>
    </style:style>
    <style:style style:name="T12" style:family="text">
      <style:text-properties fo:font-variant="normal" fo:text-transform="none" style:text-line-through-style="none" style:font-name="Lucida Sans Unicode" fo:font-size="10.5pt" fo:letter-spacing="normal" fo:font-style="normal" fo:font-weight="normal" style:font-size-asian="10.5pt" style:font-style-asian="normal" style:font-weight-asian="normal" style:font-name-complex="Lucida Sans Unicode"/>
    </style:style>
    <style:style style:name="T13" style:family="text">
      <style:text-properties style:font-name="Courier New" fo:font-size="10.5pt" fo:font-style="normal" fo:font-weight="normal" style:font-size-asian="10.5pt" style:font-style-asian="normal" style:font-weight-asian="normal" style:font-name-complex="Courier New"/>
    </style:style>
    <style:style style:name="T14" style:family="text">
      <style:text-properties style:font-name="Courier New" style:font-name-complex="Courier New"/>
    </style:style>
    <style:style style:name="T15" style:family="text">
      <style:text-properties style:font-name-asian="Courier New"/>
    </style:style>
    <style:style style:name="T16" style:family="text">
      <style:text-properties style:font-name-asian="Droid Sans Mono" style:font-name-complex="Droid Sans Mono"/>
    </style:style>
    <style:style style:name="fr1" style:family="graphic" style:parent-style-name="Graphics">
      <style:graphic-properties fo:margin-left="0cm" fo:margin-right="0cm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section text:style-name="Sect1" text:name="Section1">
        <text:h text:style-name="P30" text:outline-level="1">集群结构：</text:h>
        <text:list xml:id="list707953322" text:style-name="L1">
          <text:list-header>
            <text:p text:style-name="P16"><text:span text:style-name="T4">1. </text:span><text:span text:style-name="T5">Master节点（控制节点或管理节点）：</text:span></text:p>
          </text:list-header>
        </text:list>
        <text:p text:style-name="P18"><text:s text:c="5"/>RHEL-Server-6.2 <text:s text:c="2"/>--64位 系统，可以上外网。</text:p>
        <text:p text:style-name="P18"><text:s text:c="5"/>运行了 InfuDrQueue Server 程序，用来管理所有的 Slave节点（计算</text:p>
        <text:p text:style-name="P18"><text:s text:c="5"/>节点）。同时 Master 节点上运行了一个 InfuDrQueueOnRails 程序，它是一个 Web 管</text:p>
        <text:p text:style-name="P18"><text:s text:c="5"/>理工具，任意用户可以通过浏览器输入 Master 节点 IP 地址访问 InfuDrQueueOnRails</text:p>
        <text:p text:style-name="P18"><text:s text:c="5"/>来提交渲染任务，InfuDrQueueOnRails 会把任务请求转发给后端服务 InfuDrQueue </text:p>
        <text:p text:style-name="P18"><text:s text:c="5"/>Server，然后 InfuDrQueue Server 在把任务分发给一组 InfuDrQueue Slave 节点来完</text:p>
        <text:p text:style-name="P18"><text:s text:c="5"/>成渲染任务。</text:p>
        <text:p text:style-name="P13"><text:span text:style-name="T4">2. </text:span><text:span text:style-name="T5">Slave（计算节点或渲染节点）：</text:span></text:p>
        <text:p text:style-name="P18"><text:s text:c="5"/>Windows 2008 Server R2 <text:s text:c="2"/>--64位系统</text:p>
        <text:p text:style-name="P13"><text:span text:style-name="T4"><text:s text:c="5"/>运行了 InfuDrQueue Slave 客户端程序和MentalRay S</text:span><text:span text:style-name="T6">tandard 渲染器。InfuDrQueue </text:span></text:p>
        <text:p text:style-name="P24"><text:s text:c="5"/>负责接收 InfuDrQueue Server 发过来的任务交给 MentalRay Standard 渲染器，把渲</text:p>
        <text:p text:style-name="P24"><text:s text:c="5"/>染模型任务渲染成一组图片后存放在共享存储中。</text:p>
        <text:list xml:id="list932977738" text:style-name="L2">
          <text:list-header>
            <text:p text:style-name="P17"><text:span text:style-name="T6">3. </text:span><text:span text:style-name="T7">共享存储：</text:span></text:p>
            <text:p text:style-name="P17"><text:span text:style-name="T7"><text:s text:c="4"/></text:span><text:span text:style-name="T8">RHEL-Server-5.5 <text:s text:c="2"/>--64位系统</text:span></text:p>
            <text:p text:style-name="P25"><text:s text:c="5"/>集群中只有一个 FC 磁盘阵列，用来最终存放数据。在阵列前端用两个 IO 服务器上的 HBA <text:s/></text:p>
            <text:p text:style-name="P25"><text:s text:c="4"/>卡来直接挂载磁盘阵列设备。同时两个 IO 服务器针对设备做OCFS2 共享文件系统，可</text:p>
            <text:p text:style-name="P25"><text:s text:c="4"/>以使两个 IO 同时读、写数据和共享数据(互相能看到对方的数据)，起到数据的一致性。在基</text:p>
            <text:p text:style-name="P25"><text:s text:c="4"/>于两个 IO 服务器的共享文件系统做 Samba 共享存储，集群中 Master 和 Slave 通过千兆 </text:p>
            <text:p text:style-name="P25"><text:s text:c="4"/>网络共同挂载 Samba 共享存储实现读写数据。同时在两个 IO 服务器上针对 Samba 互相</text:p>
            <text:p text:style-name="P25"><text:s text:c="4"/>做 HA 热备功能，来保障 Samba 服务的不阶段性。</text:p>
            <text:p text:style-name="P25"/>
          </text:list-header>
        </text:list>
        <text:p text:style-name="P18"/>
        <text:h text:style-name="P30" text:outline-level="1"><text:soft-page-break/>自动化安装InfuDrQueue Master 节点</text:h>
        <text:p text:style-name="P18"/>
        <text:list xml:id="list855077356" text:style-name="L3">
          <text:list-header>
            <text:p text:style-name="P21">1. 安装操作系统，系统为 RHEL-Server-6.2 64 位，最小化安装。</text:p>
          </text:list-header>
        </text:list>
        <text:list xml:id="list1925229862" text:style-name="L4">
          <text:list-header>
            <text:p text:style-name="P22">2. 安装完操作系统后，配置网络环境(能上网)、主机名为 FQDN(例如 </text:p>
            <text:p text:style-name="P22"><text:s text:c="4"/>master.local.com)、 <text:s/>关闭 Iptables 和 SeLinux、挂载 RHEL-Server-6.2 </text:p>
            <text:p text:style-name="P22"><text:s text:c="4"/>ISO 文件并配置 YUM 仓库、挂载 Samba 共享存储.如下操作：</text:p>
          </text:list-header>
        </text:list>
        <text:p text:style-name="P26">配置网络：</text:p>
        <text:p text:style-name="P20"># vim /etc/sysconfig/network-scripts/ifcfg-eth0</text:p>
        <text:p text:style-name="P27">DEVICE="eth0" </text:p>
        <text:p text:style-name="P27">NM_CONTROLLED="yes" </text:p>
        <text:p text:style-name="P27">ONBOOT="yes" </text:p>
        <text:p text:style-name="P27">BOOTPROTO=static </text:p>
        <text:p text:style-name="P27">IPADDR=192.168.8.123 </text:p>
        <text:p text:style-name="P27">NETMASK=255.255.255.0 </text:p>
        <text:p text:style-name="P27">GATEWAY=192.168.8.1 </text:p>
        <text:p text:style-name="P27">DNS1=8.8.8.8</text:p>
        <text:p text:style-name="P13"><text:span text:style-name="T5">#</text:span><text:span text:style-name="T4"> </text:span><text:span text:style-name="T5">/etc/init.d/network restart</text:span></text:p>
        <text:p text:style-name="P13"><text:span text:style-name="T5">#</text:span><text:span text:style-name="T4"> </text:span><text:span text:style-name="T5">ifconfig eth0</text:span><text:span text:style-name="T4"> </text:span></text:p>
        <text:p text:style-name="P27">eth0 <text:s text:c="5"/>Link encap:Ethernet <text:s/>HWaddr 08:00:27:75:FF:FA <text:s/></text:p>
        <text:p text:style-name="P27"><text:s text:c="10"/>inet addr:192.168.8.123 <text:s/>Bcast:192.168.8.255 <text:s/>Mask:255.255.255.0 </text:p>
        <text:p text:style-name="P27"><text:s text:c="10"/>…...</text:p>
        <text:p text:style-name="P13"><text:span text:style-name="T5">#</text:span><text:span text:style-name="T4"> </text:span><text:span text:style-name="T5">ping </text:span><text:a xlink:type="simple" xlink:href="http://www.baidu.com/">www.baidu.com</text:a></text:p>
        <text:p text:style-name="P27">PING www.a.shifen.com (115.239.210.26) 56(84) bytes of data. </text:p>
        <text:p text:style-name="P27">64 bytes from 115.239.210.26: icmp_seq=1 ttl=51 time=52.5 ms </text:p>
        <text:p text:style-name="P27">64 bytes from 115.239.210.26: icmp_seq=2 ttl=51 time=48.8 ms</text:p>
        <text:p text:style-name="P19">…...</text:p>
        <text:p text:style-name="P18">测试表明可以正常上网。</text:p>
        <text:p text:style-name="P18"/>
        <text:p text:style-name="P26">设置主机名 FQDN:</text:p>
        <text:p text:style-name="P20"># hostname master.local.com</text:p>
        <text:p text:style-name="P13"><text:soft-page-break/><text:span text:style-name="T5">#</text:span><text:span text:style-name="T4"> </text:span><text:span text:style-name="T5">sysctl -w kernel.hostname=master.local.com</text:span></text:p>
        <text:p text:style-name="P13"><text:span text:style-name="T5">#</text:span><text:span text:style-name="T4"> </text:span><text:span text:style-name="T5">vim /etc/sysconfig/network</text:span></text:p>
        <text:p text:style-name="P27">NETWORKING=yes </text:p>
        <text:p text:style-name="P27">HOSTNAME=master.local.com</text:p>
        <text:p text:style-name="P13"><text:span text:style-name="T5">#</text:span><text:span text:style-name="T4"> </text:span><text:span text:style-name="T5">vim /etc/hosts</text:span></text:p>
        <text:p text:style-name="P27">127.0.0.1 <text:s text:c="2"/>localhost localhost.localdomain localhost4 localhost4.localdomain4 </text:p>
        <text:p text:style-name="P27">::1 <text:s text:c="8"/>localhost localhost.localdomain localhost6 localhost6.localdomain6 </text:p>
        <text:p text:style-name="P27">192.168.8.123 master.local.com master</text:p>
        <text:p text:style-name="P13"><text:span text:style-name="T5">#</text:span><text:span text:style-name="T4"> </text:span><text:span text:style-name="T5">ping master.local.com</text:span></text:p>
        <text:p text:style-name="P27">PING master.local.com (192.168.8.123) 56(84) bytes of data. </text:p>
        <text:p text:style-name="P27">64 bytes from master.local.com (192.168.8.123): icmp_seq=1 ttl=64 time=0.050 ms</text:p>
        <text:p text:style-name="P19">….</text:p>
        <text:p text:style-name="P18">可以正常解析主机名.</text:p>
        <text:p text:style-name="P18"/>
        <text:p text:style-name="P26">关闭 Iptables 和 SeLinux：</text:p>
        <text:p text:style-name="P20"># iptables -F</text:p>
        <text:p text:style-name="P20"># iptables -t nat -F</text:p>
        <text:p text:style-name="P20"># /etc/init.d/iptables save</text:p>
        <text:p text:style-name="P20"># /etc/init.d/iptables stop</text:p>
        <text:p text:style-name="P20"># chkconfig iptables off</text:p>
        <text:p text:style-name="P20"># setenforce 0</text:p>
        <text:p text:style-name="P20"># sed -i 's/SELINUX=.*$/SELINUX=disabled/g' /etc/selinux/config</text:p>
        <text:p text:style-name="P20"/>
        <text:p text:style-name="P26">挂载 ISO、配置 YUM 仓库：</text:p>
        <text:p text:style-name="P20"># mount -o loop /opt/rhel-server-6.2-x86_64-dvd.iso /mnt</text:p>
        <text:p text:style-name="P20"># rm -fr /etc/yum.repos.d/*</text:p>
        <text:p text:style-name="P20"># vim /etc/yum.repos.d/dvd.repo</text:p>
        <text:p text:style-name="P28">[dvd] </text:p>
        <text:p text:style-name="P28">name=dvd repo </text:p>
        <text:p text:style-name="P28">baseurl=file:///mnt/ </text:p>
        <text:p text:style-name="P28">gpgcheck=0</text:p>
        <text:p text:style-name="P14"><text:span text:style-name="T4"># </text:span><text:span text:style-name="T5">echo "/opt/rhel-server-6.2-x86_64-dvd.iso /mnt iso9660 ro,loop,auto 0 </text:span><text:soft-page-break/><text:span text:style-name="T5">0" &gt;&gt; /etc/fstab</text:span></text:p>
        <text:p text:style-name="P18"/>
        <text:p text:style-name="P18"/>
        <text:p text:style-name="P26">挂载 Samba 共享存储：(192.168.8.200 为两个 IO 服务器的虚拟 IP 地址)</text:p>
        <text:p text:style-name="P20"># yum -y install samba-client</text:p>
        <text:p text:style-name="P20"># mkdir /etc/drqueue/logs -p</text:p>
        <text:p text:style-name="P20"># mkdir /etc/drqueue/tmp -p</text:p>
        <text:p text:style-name="P20"># smbclient //192.168.8.200/logs /etc/drqueue/logs</text:p>
        <text:p text:style-name="P20"># smbclient //192.168.8.200/tmp /etc/drqueue/tmp</text:p>
        <text:p text:style-name="P18">OK，基础环境设置完毕！剩下的都是脚本自动化安装，要确保网络畅通！</text:p>
        <text:p text:style-name="P18"/>
        <text:p text:style-name="P23">3.脚本安装，脚本名字为 install_DrQueue.sh，需要拷贝到系统中，假设拷贝到了 /opt/ 中：</text:p>
        <text:p text:style-name="P20"># sh /opt/install_DrQueue.sh</text:p>
        <text:p text:style-name="P18">....</text:p>
        <text:p text:style-name="P18">....</text:p>
        <text:p text:style-name="P18">安装速度取决与网络的带宽，正常 10 分钟就能安装好了。</text:p>
        <text:p text:style-name="P18">安装好后，打开浏览器访问：</text:p>
        <text:p text:style-name="P18">http://192.168.8.123 </text:p>
        <text:p text:style-name="P18">测试用户：demo 密码：demo</text:p>
        <text:p text:style-name="P18">管理用户：admin 密码：password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><text:soft-page-break/></text:p>
        <text:p text:style-name="P18"/>
        <text:p text:style-name="P18"/>
        <text:p text:style-name="P18"/>
        <text:h text:style-name="P30" text:outline-level="1"><text:bookmark text:name="DrQueue-3"/>手动安装InfuDrQueue Master</text:h>
        <text:p text:style-name="P1"><text:span text:style-name="T10">这里使用</text:span><text:span text:style-name="T11"> </text:span><text:span text:style-name="T9">RHEL-6.2 </text:span><text:span text:style-name="T10">的系统，同时安装了 InFu</text:span><text:a xlink:type="simple" xlink:href="https://ssl.drqueue.org/redmine/projects/drqueue/wiki/DrQueueOnRails"><text:span text:style-name="Internet_20_link"><text:span text:style-name="T12">DrQueueOnRails</text:span></text:span></text:a><text:span text:style-name="T9"> </text:span><text:span text:style-name="T10">。</text:span></text:p>
        <text:p text:style-name="P2"><text:span text:style-name="T2">Master 机器需要上外网，本文档使用</text:span><text:span text:style-name="T3"> </text:span><text:span text:style-name="T2">192.168.8.123 来做为本机的</text:span><text:span text:style-name="T3"> </text:span><text:span text:style-name="T2">IP 地址，系统内需要有</text:span><text:span text:style-name="T3"> </text:span><text:span text:style-name="T2">RHEL 6.2 的</text:span><text:span text:style-name="T3"> </text:span><text:span text:style-name="T2">ISO 来做本地</text:span><text:span text:style-name="T3"> </text:span><text:span text:style-name="T2">yum 仓库.</text:span></text:p>
        <text:p text:style-name="P6"/>
        <text:p text:style-name="P3">配置yum 仓库：</text:p>
        <text:p text:style-name="P3"># mount -o loop /opt/rhel-server-6.2-x86_64-dvd.iso /mnt/</text:p>
        <text:p text:style-name="P3"># echo '/opt/rhel-server-6.2-x86_64-dvd.iso <text:s/>/mnt iso9660 ro,loop,auto <text:s text:c="3"/>0 0' &gt;&gt; /etc/fstab</text:p>
        <text:p text:style-name="P3"># rm -fr /etc/yum.repos.d/*</text:p>
        <text:p text:style-name="P3"># vim /etc/yum.repos.d/dvd.repo</text:p>
        <text:p text:style-name="P3">[dvd]</text:p>
        <text:p text:style-name="P3"/>
        <text:p text:style-name="P3">name=dvd repo</text:p>
        <text:p text:style-name="P3"/>
        <text:p text:style-name="P3">baseurl=file:///mnt/</text:p>
        <text:p text:style-name="P3"/>
        <text:p text:style-name="P3">gpgcheck=0</text:p>
        <text:p text:style-name="P3"># yum update</text:p>
        <text:p text:style-name="P6"/>
        <text:h text:style-name="P31" text:outline-level="2"><text:bookmark text:name="i"/>更改主机名</text:h>
        <text:p text:style-name="P8">hostname master.local.com</text:p>
        <text:p text:style-name="P8">sysctl -w kernel.hostname=master.local.com</text:p>
        <text:p text:style-name="P8">sed -i 's/HOSTNAME=.*$/HOSTNAME=master.local.com/g' /etc/sysconfig/network</text:p>
        <text:p text:style-name="P11">echo '192.168.8.123 master.local.com' &gt;&gt; /etc/hosts</text:p>
        <text:h text:style-name="P32" text:outline-level="2"><text:bookmark text:name="_yum"/><text:span text:style-name="T2">配置</text:span><text:span text:style-name="T3"> </text:span><text:span text:style-name="T1">yum </text:span><text:span text:style-name="T2">仓库</text:span></text:h>
        <text:p text:style-name="P2"><text:span text:style-name="T2">本地的</text:span><text:span text:style-name="T3"> </text:span><text:span text:style-name="T1">ISO </text:span><text:span text:style-name="T2">仓库那是必须的，还需要</text:span><text:span text:style-name="T3"> </text:span><text:span text:style-name="T1">epel </text:span><text:span text:style-name="T2">和</text:span><text:span text:style-name="T3"> </text:span><text:span text:style-name="T1">rpmforge</text:span><text:span text:style-name="T2">：</text:span></text:p>
        <text:p text:style-name="P8">rpm -viUh http://apt.sw.be/redhat/el6/en/x86_64/rpmforge/RPMS/rpmforge-release-0.5.2-2.el6.rf.x86_64.rpm</text:p>
        <text:p text:style-name="P8">rpm -viUh http://dl.fedoraproject.org/pub/epel/6/x86_64/epel-release-6-<text:soft-page-break/>8.noarch.rpm</text:p>
        <text:p text:style-name="P11">yum update</text:p>
        <text:p text:style-name="P4"><text:span text:style-name="T2">记得关闭</text:span><text:span text:style-name="T3"> </text:span><text:span text:style-name="T1">iptables </text:span><text:span text:style-name="T2">和</text:span><text:span text:style-name="T3"> </text:span><text:span text:style-name="T1">selinux：</text:span></text:p>
        <text:p text:style-name="P5">iptables -F</text:p>
        <text:p text:style-name="P5"/>
        <text:p text:style-name="P5">iptables -t nat -F</text:p>
        <text:p text:style-name="P5"/>
        <text:p text:style-name="P5">/etc/init.d/iptables save</text:p>
        <text:p text:style-name="P5"/>
        <text:p text:style-name="P5">/etc/init.d/iptables stop</text:p>
        <text:p text:style-name="P5"/>
        <text:p text:style-name="P5">chkconfig iptables off</text:p>
        <text:p text:style-name="P5"/>
        <text:p text:style-name="P5"/>
        <text:p text:style-name="P5">setenforce 0</text:p>
        <text:p text:style-name="P5"/>
        <text:p text:style-name="P5">sed -i 's/SELINUX=.*$/SELINUX=disabled/g' /etc/selinux/config</text:p>
        <text:h text:style-name="P31" text:outline-level="2"><text:bookmark text:name="i-2"/>前期准备</text:h>
        <text:p text:style-name="P3">安装依赖软件包：</text:p>
        <text:p text:style-name="P11">yum install scons bzip2 unzip zip nmap openssl lynx ncftp gcc gcc-c++ httpd httpd-devel mysql-server pkgconfig php php-gd php-ldap php-xml php-xmlrpc curl curl-devel perl-libwww-perl libxml2 libxml2-devel mod_python ntp gtk2-devel gtk2 python-devel swig scons tcsh pygtk2-devel pkgconfig vnc-server fuse fuse-ntfs-3g gnome-session ImageMagick mod_xsendfile blender</text:p>
        <text:p text:style-name="P2"><text:span text:style-name="T2">安装</text:span><text:span text:style-name="T3"> </text:span><text:span text:style-name="T1">ruby on rails</text:span><text:span text:style-name="T2">：</text:span></text:p>
        <text:p text:style-name="P8">yum -y install libyaml-devel ruby ruby-devel ruby-libs ruby-irb ruby-rdoc ruby-mysql rubygems</text:p>
        <text:p text:style-name="P8">rpm -vhiU http://download.longgeek.com/Puppet_for_rhel6.2/ruby-devel-1.8.7.352-3.el6.x86_64.rpm</text:p>
        <text:p text:style-name="P8">rpm -vhiU http://download.longgeek.com/Puppet_for_rhel6.2/ruby-rdoc-1.8.7.352-3.el6.x86_64.rpm</text:p>
        <text:p text:style-name="P8">rpm -vhiU http://download.longgeek.com/Puppet_for_rhel6.2/rubygems-1.3.7-1.el6.noarch.rpm</text:p>
        <text:p text:style-name="P2"/>
        <text:p text:style-name="P2"><text:span text:style-name="T2">添加</text:span><text:span text:style-name="T3"> </text:span><text:span text:style-name="T1">gem </text:span><text:span text:style-name="T2">淘宝的源：</text:span></text:p>
        <text:p text:style-name="P8">gem sources -a http://ruby.taobao.org</text:p>
        <text:p text:style-name="P8">http://ruby.taobao.org added to sources</text:p>
        <text:p text:style-name="P8">gem sources -l</text:p>
        <text:p text:style-name="P8">*** CURRENT SOURCES ***</text:p>
        <text:p text:style-name="P7"/>
        <text:p text:style-name="P8">http://rubygems.org/</text:p>
        <text:p text:style-name="P7"/>
        <text:p text:style-name="P7"/>
        <text:p text:style-name="P11"><text:soft-page-break/>http://ruby.taobao.org</text:p>
        <text:h text:style-name="P32" text:outline-level="2"><text:bookmark text:name="_DrQueue-2"/><text:span text:style-name="T2">安装</text:span><text:span text:style-name="T3"> </text:span><text:span text:style-name="T1">DrQueue</text:span></text:h>
        <text:p text:style-name="P2"><text:span text:style-name="T2">下载最新的</text:span><text:span text:style-name="T3"> </text:span><text:span text:style-name="T1">DrQueue </text:span><text:span text:style-name="T2">源码包：</text:span></text:p>
        <text:p text:style-name="P8">wget http://www.drqueue.org/files/drqueue.0.64.4c3.tgz -P /opt</text:p>
        <text:p text:style-name="P8">cd /opt/</text:p>
        <text:p text:style-name="P8">tar zxvf drqueue.0.64.4c3.tgz</text:p>
        <text:p text:style-name="P8">cd DrQueue-0.64.4c3</text:p>
        <text:p text:style-name="P11">scons install PREFIX=/opt</text:p>
        <text:p text:style-name="P2"><text:span text:style-name="T1">scons install </text:span><text:span text:style-name="T2">时候没有报错的话会正常安装到</text:span><text:span text:style-name="T3"> </text:span><text:span text:style-name="T1">/opt/drqueue </text:span><text:span text:style-name="T2">目录下。</text:span></text:p>
        <text:h text:style-name="P31" text:outline-level="2"><text:bookmark text:name="i-3"/>修改配置文件</text:h>
        <text:p text:style-name="P2"><text:span text:style-name="T2">修改</text:span><text:span text:style-name="T3"> </text:span><text:span text:style-name="T1">master.conf:</text:span></text:p>
        <text:p text:style-name="P8">vim /opt/drqueue/etc/master.conf</text:p>
        <text:p text:style-name="P8">logs=/opt/drqueue/logs</text:p>
        <text:p text:style-name="P8">tmp=/opt/drqueue/tmp</text:p>
        <text:p text:style-name="P8">db=/opt/drqueue/db</text:p>
        <text:p text:style-name="P8">bin=/opt/drqueue/bin</text:p>
        <text:p text:style-name="P11">etc=/opt/drqueue/etc</text:p>
        <text:p text:style-name="P2"><text:span text:style-name="T2">修改</text:span><text:span text:style-name="T3"> </text:span><text:span text:style-name="T1">slave.conf:</text:span></text:p>
        <text:p text:style-name="P8">vim /opt/drqueue/etc/slave.conf</text:p>
        <text:p text:style-name="P8">logs=/opt/drqueue/logs</text:p>
        <text:p text:style-name="P8">tmp=/opt/drqueue/tmp</text:p>
        <text:p text:style-name="P11">pool=test1,test2,test3</text:p>
        <text:p text:style-name="P2"><text:span text:style-name="T2">修改</text:span><text:span text:style-name="T3"> </text:span><text:span text:style-name="T1">drqman.conf:</text:span></text:p>
        <text:p text:style-name="P8">vim /opt/drqueue/etc/drqman.conf</text:p>
        <text:p text:style-name="P8">logs=/opt/drqueue/logs</text:p>
        <text:p text:style-name="P8">tmp=/opt/drqueue/tmp</text:p>
        <text:p text:style-name="P11">db=/opt/drqueue/db</text:p>
        <text:h text:style-name="P31" text:outline-level="2"><text:bookmark text:name="i-4"/>设置环境变量</text:h>
        <text:p text:style-name="P2"><text:span text:style-name="T2">在</text:span><text:span text:style-name="T3"> </text:span><text:span text:style-name="T1">/etc/profile </text:span><text:span text:style-name="T2">中加入如下变量：</text:span></text:p>
        <text:p text:style-name="P8">PATH=${PATH}:/opt/drqueue/bin</text:p>
        <text:p text:style-name="P8">export PATH</text:p>
        <text:p text:style-name="P8">export DRQUEUE_ROOT=/opt/drqueue</text:p>
        <text:p text:style-name="P8">export DRQUEUE_TMP=/opt/drqueue/tmp</text:p>
        <text:p text:style-name="P8">export DRQUEUE_OS=LINUX</text:p>
        <text:p text:style-name="P8">export DRQUEUE_BIN=/opt/drqueue/bin</text:p>
        <text:p text:style-name="P8">export DRQUEUE_ETC=/opt/drqueue/etc</text:p>
        <text:p text:style-name="P8">export DRQUEUE_DB=/opt/drqueue/db</text:p>
        <text:p text:style-name="P8"><text:soft-page-break/>export DRQUEUE_LOGS=/opt/drqueue/logs</text:p>
        <text:p text:style-name="P8">export DRQUEUE_MASTER=192.168.8.123</text:p>
        <text:p text:style-name="P11">export RAILS_ENV=production</text:p>
        <text:p text:style-name="P2"><text:span text:style-name="T2">执行</text:span><text:span text:style-name="T3"> </text:span><text:span text:style-name="T1">source /etc/profile </text:span><text:span text:style-name="T2">使之生效。</text:span></text:p>
        <text:p text:style-name="P2"><text:span text:style-name="T2">接下来可以执行</text:span><text:span text:style-name="T3"> </text:span><text:span text:style-name="T1">master.Linux.x86_64</text:span><text:span text:style-name="T2">、</text:span><text:span text:style-name="T1">slave.Linux.x86_64 </text:span><text:span text:style-name="T2">以及</text:span><text:span text:style-name="T3"> </text:span><text:span text:style-name="T1">drqman.Linux.x86_64 </text:span><text:span text:style-name="T2">命令，</text:span><text:span text:style-name="T1">drqman </text:span><text:span text:style-name="T2">需要调用图形，可以用</text:span><text:span text:style-name="T3"> </text:span><text:span text:style-name="T1">drqman </text:span><text:span text:style-name="T2">客户端来提交渲染任务。</text:span></text:p>
        <text:p text:style-name="P3">如下：</text:p>
        <text:p text:style-name="P8">master.Linux.x86_64 &amp;</text:p>
        <text:p text:style-name="P8">Could not open config file: '/etc/drqueue/master.conf'</text:p>
        <text:p text:style-name="P8">Parsing config at: /opt/drqueue/etc/master.conf</text:p>
        <text:p text:style-name="P8">Logs on: '/opt/drqueue/logs'</text:p>
        <text:p text:style-name="P8">Tmp on: '/opt/drqueue/tmp'</text:p>
        <text:p text:style-name="P8">Db on: '/opt/drqueue/db'</text:p>
        <text:p text:style-name="P8">Bin on: '/opt/drqueue/bin'</text:p>
        <text:p text:style-name="P8">Etc on: '/opt/drqueue/etc'</text:p>
        <text:p text:style-name="P8">Waiting for connections...</text:p>
        <text:p text:style-name="P7"/>
        <text:p text:style-name="P8">slave.Linux.x86_64 &amp;</text:p>
        <text:p text:style-name="P8">Could not open config file: '/etc/drqueue/slave.conf'</text:p>
        <text:p text:style-name="P8">Parsing config at: /opt/drqueue/etc/slave.conf</text:p>
        <text:p text:style-name="P8">Logs on: '/opt/drqueue/logs'</text:p>
        <text:p text:style-name="P8">Tmp on: '/opt/drqueue/tmp'</text:p>
        <text:p text:style-name="P8">Pools are: 'test1,test2,test3'</text:p>
        <text:p text:style-name="P8">HWINFO Report</text:p>
        <text:p text:style-name="P8">Name: <text:s text:c="18"/>master.local.com</text:p>
        <text:p text:style-name="P8">Architecture: <text:s text:c="10"/>Intel</text:p>
        <text:p text:style-name="P8">OS: <text:s text:c="20"/>Linux</text:p>
        <text:p text:style-name="P8">Processor type: <text:s text:c="8"/>UNKNOWN</text:p>
        <text:p text:style-name="P8">64bit-32bit cpu: <text:s text:c="7"/>64bit</text:p>
        <text:p text:style-name="P8">Processor speed: <text:s text:c="7"/>2679 MHz</text:p>
        <text:p text:style-name="P8">Number of processors: <text:s text:c="2"/>1</text:p>
        <text:p text:style-name="P8">Memory: <text:s text:c="16"/>996 Mbytes</text:p>
        <text:p text:style-name="P11">Working silently...</text:p>
        <text:p text:style-name="P2"><text:span text:style-name="T2">使用</text:span><text:span text:style-name="T3"> </text:span><text:span text:style-name="T1">drqman </text:span><text:span text:style-name="T2">需要图形，可以</text:span><text:span text:style-name="T3"> </text:span><text:span text:style-name="T1">drqman </text:span><text:span text:style-name="T2">来提交渲染任务：</text:span></text:p>
        <text:p text:style-name="P8">ssh 192.168.8.123 -X</text:p>
        <text:p text:style-name="P11">drqman.Linux.x86_64</text:p>
        <text:p text:style-name="P1"><text:soft-page-break/><draw:frame draw:style-name="fr1" draw:name="graphics1" text:anchor-type="as-char" svg:width="17.514cm" svg:height="10.767cm" draw:z-index="0"><draw:image xlink:href="http://longgeek.com/wp-content/uploads/2013/07/123.png" xlink:type="simple" xlink:show="embed" xlink:actuate="onLoad"/></draw:frame><text:span text:style-name="T3"> <text:s/></text:span></text:p>
        <text:h text:style-name="P29" text:outline-level="1"><text:bookmark text:name="DrQueueOnRails"/><text:span text:style-name="T1">DrQueueOnRails </text:span><text:span text:style-name="T2">的安装</text:span></text:h>
        <text:p text:style-name="P2"><text:span text:style-name="T1">DrQueueOnRails </text:span><text:span text:style-name="T2">是一个</text:span><text:span text:style-name="T3"> </text:span><text:span text:style-name="T1">Ruby </text:span><text:span text:style-name="T2">写的</text:span><text:span text:style-name="T3"> </text:span><text:span text:style-name="T1">web </text:span><text:span text:style-name="T2">接口，用来提交渲染任务等功能。</text:span></text:p>
        <text:h text:style-name="P31" text:outline-level="2"><text:bookmark text:name="i-5"/>依赖环境解决</text:h>
        <text:p text:style-name="P8">cd /opt/DrQueue-0.64.4c3</text:p>
        <text:p text:style-name="P10"><text:span text:style-name="T14">ruby DrQueueOnRails_requirements_check.rb <text:s text:c="5"/>#</text:span><text:span text:style-name="T15">用来检查</text:span><text:span text:style-name="T16"> </text:span><text:span text:style-name="T14">DrQueueOnRails </text:span><text:span text:style-name="T15">依赖的环境是否安装</text:span></text:p>
        <text:p text:style-name="P8">Checking DrQueueOnRails requirements:</text:p>
        <text:p text:style-name="P7"/>
        <text:p text:style-name="P8">RubyGems: installed</text:p>
        <text:p text:style-name="P8">DrQueue bindings: not installed</text:p>
        <text:p text:style-name="P8">Extra tools for the File class: installed</text:p>
        <text:p text:style-name="P8">Net::LDAP library: not installed</text:p>
        <text:p text:style-name="P8">RMagick library: not installed</text:p>
        <text:p text:style-name="P8">mislav-will_paginate library: not installed</text:p>
        <text:p text:style-name="P11">Mongrel web server: not installed (optional)</text:p>
        <text:p text:style-name="P2"><text:span text:style-name="T2">安装没有安装的依赖：</text:span><text:span text:style-name="T1"><text:line-break/></text:span><text:span text:style-name="T2">如果直接安装</text:span><text:span text:style-name="T3"> </text:span><text:span text:style-name="T1">rails </text:span><text:span text:style-name="T2">的话，它会检测</text:span><text:span text:style-name="T3"> </text:span><text:span text:style-name="T1">rake </text:span><text:span text:style-name="T2">有没有安装，如果没有安装的话会默认安装</text:span><text:span text:style-name="T3"> </text:span><text:span text:style-name="T1">10.x.x </text:span><text:span text:style-name="T2">以上的版本，而对于</text:span><text:span text:style-name="T3"> </text:span><text:span text:style-name="T1">DrQueueOnRails </text:span><text:span text:style-name="T2">来说</text:span><text:span text:style-name="T3"> </text:span><text:span text:style-name="T1">rake </text:span><text:span text:style-name="T2">版本太高了。所以需要先安装</text:span><text:span text:style-name="T3"> </text:span><text:span text:style-name="T1">rake</text:span><text:span text:style-name="T2">，在安装</text:span><text:span text:style-name="T3"> </text:span><text:span text:style-name="T1">rails</text:span><text:span text:style-name="T2">。</text:span></text:p>
        <text:p text:style-name="P8">gem install rake -v 0.8.7 -V</text:p>
        <text:p text:style-name="P11">gem install rails -v 2.3.5 -V</text:p>
        <text:p text:style-name="P2"><text:soft-page-break/><text:span text:style-name="T2">安装</text:span><text:span text:style-name="T3"> </text:span><text:span text:style-name="T1">rmagick </text:span><text:span text:style-name="T2">的依赖：</text:span></text:p>
        <text:p text:style-name="P8">yum -y install bzip2-devel libXt-devel libjpeg-devel libtiff-devel</text:p>
        <text:p text:style-name="P8">rpm -Uvhi ftp://ftp.pbone.net/mirror/ftp.scientificlinux.org/linux/scientific/6.2/x86_64/os/Packages/ghostscript-devel-8.70-11.el6_1.2.x86_64.rpm</text:p>
        <text:p text:style-name="P8">rpm -Uvhi http://mirror.centos.org/centos/6/os/x86_64/Packages/lcms-devel-1.19-1.el6.x86_64.rpm</text:p>
        <text:p text:style-name="P8">rpm -Uvhi ftp://ftp.procmail.org/pub/linux/centos/6.0/os/x86_64/Packages/jasper-devel-1.900.1-15.el6.x86_64.rpm</text:p>
        <text:p text:style-name="P11">rpm -Uvhi ftp://ftp.mirrorservice.org/sites/ftp.scientificlinux.org/linux/scientific/6.0/x86_64/os/Packages/ImageMagick-devel-6.5.4.7-5.el6.x86_64.rpm</text:p>
        <text:p text:style-name="P2"><text:span text:style-name="T2">然后安装</text:span><text:span text:style-name="T3"> </text:span><text:span text:style-name="T1">rmagick:</text:span></text:p>
        <text:p text:style-name="P11">gem install rmagick -V</text:p>
        <text:p text:style-name="P2"><text:span text:style-name="T2">安装</text:span><text:span text:style-name="T3"> </text:span><text:span text:style-name="T1">bindings</text:span><text:span text:style-name="T2">：</text:span></text:p>
        <text:p text:style-name="P8">yum -y install swig git</text:p>
        <text:p text:style-name="P8">gem install DrQueueRubyBindings -V</text:p>
        <text:p text:style-name="P11">gem install ruby-net-ldap</text:p>
        <text:p text:style-name="P2"><text:span text:style-name="T2">安装</text:span><text:span text:style-name="T3"> </text:span><text:span text:style-name="T1">mislav-will_paginate </text:span><text:span text:style-name="T2">时候，</text:span><text:span text:style-name="T1">taobao </text:span><text:span text:style-name="T2">源里没有，而</text:span><text:span text:style-name="T3"> </text:span><text:span text:style-name="T1">rubygems.org </text:span><text:span text:style-name="T2">老被墙，只能在添加一个</text:span><text:span text:style-name="T3"> </text:span><text:span text:style-name="T1">github </text:span><text:span text:style-name="T2">的源：</text:span></text:p>
        <text:p text:style-name="P8">gem sources -a http://gems.github.com</text:p>
        <text:p text:style-name="P8">gem install mislav-will_paginate -V</text:p>
        <text:p text:style-name="P11">gem install mongrel -V</text:p>
        <text:p text:style-name="P3">这时候在来检查环境依赖：</text:p>
        <text:p text:style-name="P8">ruby DrQueueOnRails_requirements_check.rb </text:p>
        <text:p text:style-name="P7"/>
        <text:p text:style-name="P8">Checking DrQueueOnRails requirements:</text:p>
        <text:p text:style-name="P7"/>
        <text:p text:style-name="P8">RubyGems: installed</text:p>
        <text:p text:style-name="P8">DrQueue bindings: installed</text:p>
        <text:p text:style-name="P8">Extra tools for the File class: installed</text:p>
        <text:p text:style-name="P8">Net::LDAP library: installed</text:p>
        <text:p text:style-name="P8">RMagick library: installed</text:p>
        <text:p text:style-name="P8">mislav-will_paginate library: installed</text:p>
        <text:p text:style-name="P11">Mongrel web server: installed (optional)</text:p>
        <text:p text:style-name="P2"><text:span text:style-name="T2">都</text:span><text:span text:style-name="T3"> </text:span><text:span text:style-name="T1">OK </text:span><text:span text:style-name="T2">了，接下来就可以安装</text:span><text:span text:style-name="T3"> </text:span><text:span text:style-name="T1">DrQueueOnRails </text:span><text:span text:style-name="T2">了。</text:span></text:p>
        <text:h text:style-name="P31" text:outline-level="2"><text:bookmark text:name="i-6"/>安装</text:h>
        <text:p text:style-name="P8">cd /opt/DrQueue-0.64.4c3/DrQueueOnRails</text:p>
        <text:p text:style-name="P8">cd config</text:p>
        <text:p text:style-name="P8">cp database.yml.example database.yml</text:p>
        <text:p text:style-name="P11">cp environment.rb.example environment.rb</text:p>
        <text:p text:style-name="P2"><text:soft-page-break/><text:span text:style-name="T2">修改</text:span><text:span text:style-name="T3"> </text:span><text:span text:style-name="T1">database.yml </text:span><text:span text:style-name="T2">文件：</text:span></text:p>
        <text:p text:style-name="P8">vim database.yml</text:p>
        <text:p text:style-name="P8">production:</text:p>
        <text:p text:style-name="P9"><text:span text:style-name="T16"><text:s text:c="2"/></text:span><text:span text:style-name="T13">adapter: mysql</text:span></text:p>
        <text:p text:style-name="P9"><text:span text:style-name="T16"><text:s text:c="2"/></text:span><text:span text:style-name="T13">database: DrQueueOnRails</text:span></text:p>
        <text:p text:style-name="P9"><text:span text:style-name="T16"><text:s text:c="2"/></text:span><text:span text:style-name="T13">username: drqueue</text:span></text:p>
        <text:p text:style-name="P9"><text:span text:style-name="T16"><text:s text:c="2"/></text:span><text:span text:style-name="T13">password: drqueue</text:span></text:p>
        <text:p text:style-name="P12"><text:span text:style-name="T16"><text:s text:c="2"/></text:span><text:span text:style-name="T13">host: 192.168.8.123</text:span></text:p>
        <text:p text:style-name="P2"><text:span text:style-name="T2">修改</text:span><text:span text:style-name="T3"> </text:span><text:span text:style-name="T1">environment.rb </text:span><text:span text:style-name="T2">文件中如下选项，其中的</text:span><text:span text:style-name="T3"> </text:span><text:span text:style-name="T1">LDAP </text:span><text:span text:style-name="T2">选项需要</text:span><text:span text:style-name="T3"> </text:span><text:span text:style-name="T1">LDAP </text:span><text:span text:style-name="T2">服务器的支持，如果没有配置</text:span><text:span text:style-name="T3"> </text:span><text:span text:style-name="T1">LDAP </text:span><text:span text:style-name="T2">服务的话可以注释掉，用</text:span><text:span text:style-name="T3"> </text:span><text:span text:style-name="T1">demo </text:span><text:span text:style-name="T2">用户登录，密码为</text:span><text:span text:style-name="T3"> </text:span><text:span text:style-name="T1">demo</text:span></text:p>
        <text:p text:style-name="P8">vim environment.rb</text:p>
        <text:p text:style-name="P8">ENV['RAILS_ENV'] ||= 'production'</text:p>
        <text:p text:style-name="P8"># DrQueue variables</text:p>
        <text:p text:style-name="P8">ENV['DRQUEUE_MASTER'] ||= 'master.local.com'</text:p>
        <text:p text:style-name="P8">ENV['DRQUEUE_TMP'] ||= '/opt/drqueue/tmp'</text:p>
        <text:p text:style-name="P8">ENV['DRQUEUE_ETC'] ||= '/opt/drqueue/etc'</text:p>
        <text:p text:style-name="P8">ENV['DRQUEUE_LOGS'] ||= '/opt/drqueue/logs'</text:p>
        <text:p text:style-name="P7"/>
        <text:p text:style-name="P8"># LDAP variables</text:p>
        <text:p text:style-name="P8">ENV['LDAP_TREEBASE'] ||= "dc=local.com"</text:p>
        <text:p text:style-name="P8">ENV['LDAP_HOST'] ||= "master.local.com"</text:p>
        <text:p text:style-name="P8">ENV['LDAP_PORT'] ||= "389"</text:p>
        <text:p text:style-name="P8">ENV['LDAP_FILTER'] ||= "uid"</text:p>
        <text:p text:style-name="P8">ENV['LDAP_ATTRS'] ||= "cn"</text:p>
        <text:p text:style-name="P7"/>
        <text:p text:style-name="P8"># protocol for webserver (HTTP, HTTPS)</text:p>
        <text:p text:style-name="P11">ENV['WEB_PROTO'] ||= "http</text:p>
        <text:p text:style-name="P2"><text:span text:style-name="T2">手工用</text:span><text:span text:style-name="T1">mysql</text:span><text:span text:style-name="T2">命令创建</text:span><text:span text:style-name="T1">Dashboard</text:span><text:span text:style-name="T2">所需要的数据库并授权：</text:span></text:p>
        <text:p text:style-name="P8">mysql -uroot -p</text:p>
        <text:p text:style-name="P8">create database DrQueueOnRails character set utf8;</text:p>
        <text:p text:style-name="P11">grant all on DrQueueOnRails.* to 'drqueue'@'master.local.com' identified by 'drqueue';</text:p>
        <text:p text:style-name="P3">数据库有了，就差表了</text:p>
        <text:p text:style-name="P8">cd /opt/DrQueue-0.64.4c3/DrQueueOnRails</text:p>
        <text:p text:style-name="P8">rake RAILS_ENV=production db:migrate</text:p>
        <text:p text:style-name="P8">(in /opt/DrQueue-0.64.4c3/DrQueueOnRails)</text:p>
        <text:p text:style-name="P8">fatal: Not a git repository (or any of the parent directories): .git</text:p>
        <text:p text:style-name="P8">rake aborted!</text:p>
        <text:p text:style-name="P8">end of file reached</text:p>
        <text:p text:style-name="P7"/>
        <text:p text:style-name="P11">(See full trace by running task with --trace)</text:p>
        <text:p text:style-name="P2"><text:span text:style-name="T2">如果出现上面的情况，需要修改</text:span><text:span text:style-name="T3"> </text:span><text:span text:style-name="T1">/opt/DrQueue-0.64.4c3/DrQueueOnRails/config/environment.rb </text:span><text:span text:style-name="T2">中的第</text:span><text:span text:style-name="T3"> </text:span><text:span text:style-name="T1">63 </text:span><text:span text:style-name="T2">行</text:span><text:span text:style-name="T1">,</text:span><text:span text:style-name="T2">改为</text:span><text:span text:style-name="T3"> </text:span><text:span text:style-name="T1">APP_VERSION=“”</text:span><text:span text:style-name="T2">：</text:span></text:p>
        <text:p text:style-name="P9"><text:span text:style-name="T16"><text:s/></text:span><text:span text:style-name="T13">63 #APP_VERSION = IO.popen("git show --abbrev-commit | head -n 1").readline.split(" ")[1]</text:span></text:p>
        <text:p text:style-name="P12"><text:span text:style-name="T16"><text:s/></text:span><text:span text:style-name="T13">64 APP_VERSION = ""</text:span></text:p>
        <text:p text:style-name="P2"><text:soft-page-break/><text:span text:style-name="T2">在执行</text:span><text:span text:style-name="T3"> </text:span><text:span text:style-name="T1">db:migrate</text:span><text:span text:style-name="T2">，就可以同步到</text:span><text:span text:style-name="T3"> </text:span><text:span text:style-name="T1">DB </text:span><text:span text:style-name="T2">中了。</text:span><text:span text:style-name="T1"><text:line-break/></text:span><text:span text:style-name="T2">启动内置的</text:span><text:span text:style-name="T3"> </text:span><text:span text:style-name="T1">Webrick </text:span><text:span text:style-name="T2">服务：</text:span></text:p>
        <text:p text:style-name="P8">echo "export RAILS_ENV=production" &gt;&gt; /etc/profile</text:p>
        <text:p text:style-name="P8">source /etc/profile</text:p>
        <text:p text:style-name="P11">ruby /opt/DrQueue-0.64.4c3/DrQueueOnRails/script/server</text:p>
        <text:p text:style-name="P2"><text:span text:style-name="T2">浏览器打开</text:span><text:span text:style-name="T3"> </text:span><text:span text:style-name="T1">http://192.168.8.123:3000 </text:span><text:span text:style-name="T2">使用演示帐号：</text:span><text:span text:style-name="T1">demo </text:span><text:span text:style-name="T2">密码：</text:span><text:span text:style-name="T1">demo </text:span><text:span text:style-name="T2">登录</text:span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Courier New" svg:font-family="'Courier New', Courier"/>
    <style:font-face style:name="Lohit Hindi1" svg:font-family="'Lohit Hindi'"/>
    <style:font-face style:name="Lucida Sans Unicode" svg:font-family="'Lucida Sans Unicode', 'Lucida Grande'"/>
    <style:font-face style:name="OpenSymbol" svg:font-family="OpenSymbol, 'Arial Unicode MS'"/>
    <style:font-face style:name="Droid Sans Fallback1" svg:font-family="'Droid Sans Fallback'" style:font-family-generic="modern"/>
    <style:font-face style:name="Droid Sans Mono" svg:font-family="'Droid Sans Mono'" style:font-family-generic="modern"/>
    <style:font-face style:name="Lohit Hindi3" svg:font-family="'Lohit Hindi'" style:font-family-generic="modern"/>
    <style:font-face style:name="Droid Sans Fallback2" svg:font-family="'Droid Sans Fallback'" style:font-pitch="variable"/>
    <style:font-face style:name="Lohit Hindi2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2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1" fo:font-size="24pt" fo:font-weight="bold" style:font-name-asian="Droid Sans Fallback2" style:font-size-asian="24pt" style:font-weight-asian="bold" style:font-name-complex="Lohit Hindi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1" fo:font-size="18pt" fo:font-weight="bold" style:font-name-asian="Droid Sans Fallback2" style:font-size-asian="18pt" style:font-weight-asian="bold" style:font-name-complex="Lohit Hindi2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3" style:font-size-complex="10pt"/>
    </style:style>
    <style:style style:name="Absatz-Standardschriftart" style:family="text"/>
    <style:style style:name="WW8Num1z0" style:family="text">
      <style:text-properties style:font-name="Symbol" style:font-name-complex="OpenSymbol"/>
    </style:style>
    <style:style style:name="WW-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3-08-11T23:11:34</meta:creation-date>
    <meta:editing-duration>P23DT22H39M10S</meta:editing-duration>
    <dc:date>2013-08-14T01:47:03</dc:date>
    <dc:creator>root </dc:creator>
    <meta:generator>LibreOffice/3.5$Linux_X86_64 LibreOffice_project/350m1$Build-2</meta:generator>
    <meta:editing-cycles>19</meta:editing-cycles>
    <meta:document-statistic meta:table-count="0" meta:image-count="1" meta:object-count="0" meta:page-count="12" meta:paragraph-count="305" meta:word-count="1453" meta:character-count="10696" meta:non-whitespace-character-count="9741"/>
    <meta:user-defined meta:name="Info 1"/>
    <meta:user-defined meta:name="Info 2"/>
    <meta:user-defined meta:name="Info 3"/>
    <meta:user-defined meta:name="Info 4"/>
  </office:meta>
</office:document-meta>
</file>